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116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>
      <style:table-cell-properties fo:background-color="#ff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er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default-cell-style-name="ce2"/>
        <table:table-column table:style-name="co8" table:number-columns-repeated="2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2"/>
        <table:table-column table:style-name="co9" table:default-cell-style-name="Default"/>
        <table:table-column table:style-name="co5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nearSpeed approx</text:p>
          </table:table-cell>
          <table:table-cell office:value-type="string" calcext:value-type="string">
            <text:p>linearSpeed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otationSpeed approx</text:p>
          </table:table-cell>
          <table:table-cell office:value-type="string" calcext:value-type="string">
            <text:p>rotationSpeed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x approx</text:p>
          </table:table-cell>
          <table:table-cell office:value-type="string" calcext:value-type="string">
            <text:p>dx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y approx</text:p>
          </table:table-cell>
          <table:table-cell office:value-type="string" calcext:value-type="string">
            <text:p>dy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theta approx</text:p>
          </table:table-cell>
          <table:table-cell office:value-type="string" calcext:value-type="string">
            <text:p>dtheta exac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8.2324573646" calcext:value-type="float">
            <text:p>18.2324573646</text:p>
          </table:table-cell>
          <table:table-cell office:value-type="float" office:value="-0.232457364599998" calcext:value-type="float">
            <text:p>-0.2324573646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0.3599981964" calcext:value-type="float">
            <text:p>0.3599981964</text:p>
          </table:table-cell>
          <table:table-cell office:value-type="float" office:value="0.364646703086" calcext:value-type="float">
            <text:p>0.3646467031</text:p>
          </table:table-cell>
          <table:table-cell office:value-type="float" office:value="-0.00464850668599998" calcext:value-type="float">
            <text:p>-0.0046485067</text:p>
          </table:table-cell>
          <table:table-cell office:value-type="float" office:value="-0.0011309714" calcext:value-type="float">
            <text:p>-0.0011309714</text:p>
          </table:table-cell>
          <table:table-cell office:value-type="float" office:value="0.00115624830419" calcext:value-type="float">
            <text:p>0.0011562483</text:p>
          </table:table-cell>
          <table:table-cell office:value-type="float" office:value="-0.00228721970419" calcext:value-type="float">
            <text:p>-0.0022872197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464914729199997" calcext:value-type="float">
            <text:p>-0.4649147292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0.7199857831" calcext:value-type="float">
            <text:p>0.7199857831</text:p>
          </table:table-cell>
          <table:table-cell office:value-type="float" office:value="0.729278741054" calcext:value-type="float">
            <text:p>0.7292787411</text:p>
          </table:table-cell>
          <table:table-cell office:value-type="float" office:value="-0.00929295795399998" calcext:value-type="float">
            <text:p>-0.009292958</text:p>
          </table:table-cell>
          <table:table-cell office:value-type="float" office:value="-0.0045238631" calcext:value-type="float">
            <text:p>-0.0045238631</text:p>
          </table:table-cell>
          <table:table-cell office:value-type="float" office:value="0.00462494671552" calcext:value-type="float">
            <text:p>0.0046249467</text:p>
          </table:table-cell>
          <table:table-cell office:value-type="float" office:value="-0.00914880981552" calcext:value-type="float">
            <text:p>-0.0091488098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1.0799520016" calcext:value-type="float">
            <text:p>1.0799520016</text:p>
          </table:table-cell>
          <table:table-cell office:value-type="float" office:value="1.09388144938" calcext:value-type="float">
            <text:p>1.0938814494</text:p>
          </table:table-cell>
          <table:table-cell office:value-type="float" office:value="-0.01392944778" calcext:value-type="float">
            <text:p>-0.0139294478</text:p>
          </table:table-cell>
          <table:table-cell office:value-type="float" office:value="-0.0101786088" calcext:value-type="float">
            <text:p>-0.0101786088</text:p>
          </table:table-cell>
          <table:table-cell office:value-type="float" office:value="0.0104059557322" calcext:value-type="float">
            <text:p>0.0104059557</text:p>
          </table:table-cell>
          <table:table-cell office:value-type="float" office:value="-0.0205845645322" calcext:value-type="float">
            <text:p>-0.0205845645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1.4398862123" calcext:value-type="float">
            <text:p>1.4398862123</text:p>
          </table:table-cell>
          <table:table-cell office:value-type="float" office:value="1.45844016471" calcext:value-type="float">
            <text:p>1.4584401647</text:p>
          </table:table-cell>
          <table:table-cell office:value-type="float" office:value="-0.01855395241" calcext:value-type="float">
            <text:p>-0.0185539524</text:p>
          </table:table-cell>
          <table:table-cell office:value-type="float" office:value="-0.0180950966" calcext:value-type="float">
            <text:p>-0.0180950966</text:p>
          </table:table-cell>
          <table:table-cell office:value-type="float" office:value="0.0184990428575" calcext:value-type="float">
            <text:p>0.0184990429</text:p>
          </table:table-cell>
          <table:table-cell office:value-type="float" office:value="-0.0365941394575" calcext:value-type="float">
            <text:p>-0.0365941395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1.8197754622" calcext:value-type="float">
            <text:p>1.8197754622</text:p>
          </table:table-cell>
          <table:table-cell office:value-type="float" office:value="1.82294022546" calcext:value-type="float">
            <text:p>1.8229402255</text:p>
          </table:table-cell>
          <table:table-cell office:value-type="float" office:value="-0.00316476326000004" calcext:value-type="float">
            <text:p>-0.0031647633</text:p>
          </table:table-cell>
          <table:table-cell office:value-type="float" office:value="-0.0285873152" calcext:value-type="float">
            <text:p>-0.0285873152</text:p>
          </table:table-cell>
          <table:table-cell office:value-type="float" office:value="0.028903882609" calcext:value-type="float">
            <text:p>0.0289038826</text:p>
          </table:table-cell>
          <table:table-cell office:value-type="float" office:value="-0.057491197809" calcext:value-type="float">
            <text:p>-0.0574911978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2.179605484" calcext:value-type="float">
            <text:p>2.179605484</text:p>
          </table:table-cell>
          <table:table-cell office:value-type="float" office:value="2.18736697242" calcext:value-type="float">
            <text:p>2.1873669724</text:p>
          </table:table-cell>
          <table:table-cell office:value-type="float" office:value="-0.00776148841999991" calcext:value-type="float">
            <text:p>-0.0077614884</text:p>
          </table:table-cell>
          <table:table-cell office:value-type="float" office:value="-0.0414700136" calcext:value-type="float">
            <text:p>-0.0414700136</text:p>
          </table:table-cell>
          <table:table-cell office:value-type="float" office:value="0.0416200565318" calcext:value-type="float">
            <text:p>0.0416200565</text:p>
          </table:table-cell>
          <table:table-cell office:value-type="float" office:value="-0.0830900701318" calcext:value-type="float">
            <text:p>-0.0830900701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127" calcext:value-type="float">
            <text:p>-127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173913042999999" calcext:value-type="float">
            <text:p>0.173913043</text:p>
          </table:table-cell>
          <table:table-cell office:value-type="float" office:value="2.5393760204" calcext:value-type="float">
            <text:p>2.5393760204</text:p>
          </table:table-cell>
          <table:table-cell office:value-type="float" office:value="2.55170574932" calcext:value-type="float">
            <text:p>2.5517057493</text:p>
          </table:table-cell>
          <table:table-cell office:value-type="float" office:value="-0.0123297289199997" calcext:value-type="float">
            <text:p>-0.0123297289</text:p>
          </table:table-cell>
          <table:table-cell office:value-type="float" office:value="-0.0562962182" calcext:value-type="float">
            <text:p>-0.0562962182</text:p>
          </table:table-cell>
          <table:table-cell office:value-type="float" office:value="0.0566470532154" calcext:value-type="float">
            <text:p>0.0566470532</text:p>
          </table:table-cell>
          <table:table-cell office:value-type="float" office:value="-0.1129432714154" calcext:value-type="float">
            <text:p>-0.1129432714</text:p>
          </table:table-cell>
          <table:table-cell office:value-type="float" office:value="-0.0443313606" calcext:value-type="float">
            <text:p>-0.0443313606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0.0000607095050999956" calcext:value-type="float">
            <text:p>6.0709505099995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145" calcext:value-type="float">
            <text:p>-145</text:p>
          </table:table-cell>
          <table:table-cell office:value-type="float" office:value="-145.341614907" calcext:value-type="float">
            <text:p>-145.341614907</text:p>
          </table:table-cell>
          <table:table-cell office:value-type="float" office:value="0.341614907000007" calcext:value-type="float">
            <text:p>0.341614907</text:p>
          </table:table-cell>
          <table:table-cell office:value-type="float" office:value="2.8990712166" calcext:value-type="float">
            <text:p>2.8990712166</text:p>
          </table:table-cell>
          <table:table-cell office:value-type="float" office:value="2.91594190342" calcext:value-type="float">
            <text:p>2.9159419034</text:p>
          </table:table-cell>
          <table:table-cell office:value-type="float" office:value="-0.0168706868199999" calcext:value-type="float">
            <text:p>-0.0168706868</text:p>
          </table:table-cell>
          <table:table-cell office:value-type="float" office:value="-0.0733832568" calcext:value-type="float">
            <text:p>-0.0733832568</text:p>
          </table:table-cell>
          <table:table-cell office:value-type="float" office:value="0.0739842683139" calcext:value-type="float">
            <text:p>0.0739842683</text:p>
          </table:table-cell>
          <table:table-cell office:value-type="float" office:value="-0.1473675251139" calcext:value-type="float">
            <text:p>-0.1473675251</text:p>
          </table:table-cell>
          <table:table-cell office:value-type="float" office:value="-0.050614547" calcext:value-type="float">
            <text:p>-0.050614547</text:p>
          </table:table-cell>
          <table:table-cell office:value-type="float" office:value="-0.0507337944058" calcext:value-type="float">
            <text:p>-0.0507337944</text:p>
          </table:table-cell>
          <table:table-cell office:value-type="float" office:value="0.000119247405800001" calcext:value-type="float">
            <text:p>0.0001192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163" calcext:value-type="float">
            <text:p>-163</text:p>
          </table:table-cell>
          <table:table-cell office:value-type="float" office:value="-163.50931677" calcext:value-type="float">
            <text:p>-163.50931677</text:p>
          </table:table-cell>
          <table:table-cell office:value-type="float" office:value="0.509316769999998" calcext:value-type="float">
            <text:p>0.50931677</text:p>
          </table:table-cell>
          <table:table-cell office:value-type="float" office:value="3.2786726952" calcext:value-type="float">
            <text:p>3.2786726952</text:p>
          </table:table-cell>
          <table:table-cell office:value-type="float" office:value="3.28006078612" calcext:value-type="float">
            <text:p>3.2800607861</text:p>
          </table:table-cell>
          <table:table-cell office:value-type="float" office:value="-0.00138809091999992" calcext:value-type="float">
            <text:p>-0.0013880909</text:p>
          </table:table-cell>
          <table:table-cell office:value-type="float" office:value="-0.0932996944" calcext:value-type="float">
            <text:p>-0.0932996944</text:p>
          </table:table-cell>
          <table:table-cell office:value-type="float" office:value="0.093631004571" calcext:value-type="float">
            <text:p>0.0936310046</text:p>
          </table:table-cell>
          <table:table-cell office:value-type="float" office:value="-0.186930698971" calcext:value-type="float">
            <text:p>-0.186930699</text:p>
          </table:table-cell>
          <table:table-cell office:value-type="float" office:value="-0.0568977334" calcext:value-type="float">
            <text:p>-0.0568977334</text:p>
          </table:table-cell>
          <table:table-cell office:value-type="float" office:value="-0.0570755187065" calcext:value-type="float">
            <text:p>-0.0570755187</text:p>
          </table:table-cell>
          <table:table-cell office:value-type="float" office:value="0.000177785306500006" calcext:value-type="float">
            <text:p>0.00017778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.2324573646" calcext:value-type="float">
            <text:p>18.2324573646</text:p>
          </table:table-cell>
          <table:table-cell office:value-type="float" office:value="-0.232457364599998" calcext:value-type="float">
            <text:p>-0.2324573646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0.3599981964" calcext:value-type="float">
            <text:p>0.3599981964</text:p>
          </table:table-cell>
          <table:table-cell office:value-type="float" office:value="0.364646703086" calcext:value-type="float">
            <text:p>0.3646467031</text:p>
          </table:table-cell>
          <table:table-cell office:value-type="float" office:value="-0.00464850668599998" calcext:value-type="float">
            <text:p>-0.0046485067</text:p>
          </table:table-cell>
          <table:table-cell office:value-type="float" office:value="0.0011309714" calcext:value-type="float">
            <text:p>0.0011309714</text:p>
          </table:table-cell>
          <table:table-cell office:value-type="float" office:value="-0.00115624830419" calcext:value-type="float">
            <text:p>-0.0011562483</text:p>
          </table:table-cell>
          <table:table-cell office:value-type="float" office:value="0.00228721970419" calcext:value-type="float">
            <text:p>0.0022872197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464914729199997" calcext:value-type="float">
            <text:p>-0.4649147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9999969" calcext:value-type="float">
            <text:p>0.719999969</text:p>
          </table:table-cell>
          <table:table-cell office:value-type="float" office:value="0.729298294583" calcext:value-type="float">
            <text:p>0.7292982946</text:p>
          </table:table-cell>
          <table:table-cell office:value-type="float" office:value="-0.00929832558300003" calcext:value-type="float">
            <text:p>-0.00929832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1.0799945593" calcext:value-type="float">
            <text:p>1.0799945593</text:p>
          </table:table-cell>
          <table:table-cell office:value-type="float" office:value="1.09394010926" calcext:value-type="float">
            <text:p>1.0939401093</text:p>
          </table:table-cell>
          <table:table-cell office:value-type="float" office:value="-0.0139455499600001" calcext:value-type="float">
            <text:p>-0.01394555</text:p>
          </table:table-cell>
          <table:table-cell office:value-type="float" office:value="-0.0033929141" calcext:value-type="float">
            <text:p>-0.0033929141</text:p>
          </table:table-cell>
          <table:table-cell office:value-type="float" office:value="0.00346874491256" calcext:value-type="float">
            <text:p>0.0034687449</text:p>
          </table:table-cell>
          <table:table-cell office:value-type="float" office:value="-0.00686165901256" calcext:value-type="float">
            <text:p>-0.006861659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1.4399715662" calcext:value-type="float">
            <text:p>1.4399715662</text:p>
          </table:table-cell>
          <table:table-cell office:value-type="float" office:value="1.45855748211" calcext:value-type="float">
            <text:p>1.4585574821</text:p>
          </table:table-cell>
          <table:table-cell office:value-type="float" office:value="-0.0185859159099999" calcext:value-type="float">
            <text:p>-0.0185859159</text:p>
          </table:table-cell>
          <table:table-cell office:value-type="float" office:value="-0.0090477262" calcext:value-type="float">
            <text:p>-0.0090477262</text:p>
          </table:table-cell>
          <table:table-cell office:value-type="float" office:value="0.00924989343105" calcext:value-type="float">
            <text:p>0.0092498934</text:p>
          </table:table-cell>
          <table:table-cell office:value-type="float" office:value="-0.01829761963105" calcext:value-type="float">
            <text:p>-0.0182976196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1.8199191093" calcext:value-type="float">
            <text:p>1.8199191093</text:p>
          </table:table-cell>
          <table:table-cell office:value-type="float" office:value="1.82313574896" calcext:value-type="float">
            <text:p>1.823135749</text:p>
          </table:table-cell>
          <table:table-cell office:value-type="float" office:value="-0.00321663965999996" calcext:value-type="float">
            <text:p>-0.0032166397</text:p>
          </table:table-cell>
          <table:table-cell office:value-type="float" office:value="-0.0171528403" calcext:value-type="float">
            <text:p>-0.0171528403</text:p>
          </table:table-cell>
          <table:table-cell office:value-type="float" office:value="0.0173432595537" calcext:value-type="float">
            <text:p>0.0173432596</text:p>
          </table:table-cell>
          <table:table-cell office:value-type="float" office:value="-0.0344960998537" calcext:value-type="float">
            <text:p>-0.0344960999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2.1798279285" calcext:value-type="float">
            <text:p>2.1798279285</text:p>
          </table:table-cell>
          <table:table-cell office:value-type="float" office:value="2.18766024706" calcext:value-type="float">
            <text:p>2.1876602471</text:p>
          </table:table-cell>
          <table:table-cell office:value-type="float" office:value="-0.00783231856000022" calcext:value-type="float">
            <text:p>-0.0078323186</text:p>
          </table:table-cell>
          <table:table-cell office:value-type="float" office:value="-0.0273939669" calcext:value-type="float">
            <text:p>-0.0273939669</text:p>
          </table:table-cell>
          <table:table-cell office:value-type="float" office:value="0.0277485642862" calcext:value-type="float">
            <text:p>0.0277485643</text:p>
          </table:table-cell>
          <table:table-cell office:value-type="float" office:value="-0.0551425311862" calcext:value-type="float">
            <text:p>-0.0551425312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2.5396866798" calcext:value-type="float">
            <text:p>2.5396866798</text:p>
          </table:table-cell>
          <table:table-cell office:value-type="float" office:value="2.55211631565" calcext:value-type="float">
            <text:p>2.5521163157</text:p>
          </table:table-cell>
          <table:table-cell office:value-type="float" office:value="-0.0124296358500002" calcext:value-type="float">
            <text:p>-0.0124296359</text:p>
          </table:table-cell>
          <table:table-cell office:value-type="float" office:value="-0.0398965813" calcext:value-type="float">
            <text:p>-0.0398965813</text:p>
          </table:table-cell>
          <table:table-cell office:value-type="float" office:value="0.0404654356526" calcext:value-type="float">
            <text:p>0.0404654357</text:p>
          </table:table-cell>
          <table:table-cell office:value-type="float" office:value="-0.0803620169526" calcext:value-type="float">
            <text:p>-0.080362017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2.8994750977" calcext:value-type="float">
            <text:p>2.8994750977</text:p>
          </table:table-cell>
          <table:table-cell office:value-type="float" office:value="2.91648929657" calcext:value-type="float">
            <text:p>2.9164892966</text:p>
          </table:table-cell>
          <table:table-cell office:value-type="float" office:value="-0.0170141988700001" calcext:value-type="float">
            <text:p>-0.0170141989</text:p>
          </table:table-cell>
          <table:table-cell office:value-type="float" office:value="-0.0551665276" calcext:value-type="float">
            <text:p>-0.0551665276</text:p>
          </table:table-cell>
          <table:table-cell office:value-type="float" office:value="0.0554934087091" calcext:value-type="float">
            <text:p>0.0554934087</text:p>
          </table:table-cell>
          <table:table-cell office:value-type="float" office:value="-0.1106599363091" calcext:value-type="float">
            <text:p>-0.1106599363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127" calcext:value-type="float">
            <text:p>-127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173913042999999" calcext:value-type="float">
            <text:p>0.173913043</text:p>
          </table:table-cell>
          <table:table-cell office:value-type="float" office:value="3.279194355" calcext:value-type="float">
            <text:p>3.279194355</text:p>
          </table:table-cell>
          <table:table-cell office:value-type="float" office:value="3.28076453484" calcext:value-type="float">
            <text:p>3.2807645348</text:p>
          </table:table-cell>
          <table:table-cell office:value-type="float" office:value="-0.00157017983999985" calcext:value-type="float">
            <text:p>-0.0015701798</text:p>
          </table:table-cell>
          <table:table-cell office:value-type="float" office:value="-0.0726974756" calcext:value-type="float">
            <text:p>-0.0726974756</text:p>
          </table:table-cell>
          <table:table-cell office:value-type="float" office:value="0.0728319255626" calcext:value-type="float">
            <text:p>0.0728319256</text:p>
          </table:table-cell>
          <table:table-cell office:value-type="float" office:value="-0.1455294011626" calcext:value-type="float">
            <text:p>-0.1455294012</text:p>
          </table:table-cell>
          <table:table-cell office:value-type="float" office:value="-0.0443313606" calcext:value-type="float">
            <text:p>-0.0443313606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0.0000607095050999956" calcext:value-type="float">
            <text:p>6.07095050999956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145" calcext:value-type="float">
            <text:p>-145</text:p>
          </table:table-cell>
          <table:table-cell office:value-type="float" office:value="-145.341614907" calcext:value-type="float">
            <text:p>-145.341614907</text:p>
          </table:table-cell>
          <table:table-cell office:value-type="float" office:value="0.341614907000007" calcext:value-type="float">
            <text:p>0.341614907</text:p>
          </table:table-cell>
          <table:table-cell office:value-type="float" office:value="3.6388342381" calcext:value-type="float">
            <text:p>3.6388342381</text:p>
          </table:table-cell>
          <table:table-cell office:value-type="float" office:value="3.64492737928" calcext:value-type="float">
            <text:p>3.6449273793</text:p>
          </table:table-cell>
          <table:table-cell office:value-type="float" office:value="-0.00609314118000004" calcext:value-type="float">
            <text:p>-0.0060931412</text:p>
          </table:table-cell>
          <table:table-cell office:value-type="float" office:value="-0.0921086371" calcext:value-type="float">
            <text:p>-0.0921086371</text:p>
          </table:table-cell>
          <table:table-cell office:value-type="float" office:value="0.0924803353924" calcext:value-type="float">
            <text:p>0.0924803354</text:p>
          </table:table-cell>
          <table:table-cell office:value-type="float" office:value="-0.1845889724924" calcext:value-type="float">
            <text:p>-0.1845889725</text:p>
          </table:table-cell>
          <table:table-cell office:value-type="float" office:value="-0.050614547" calcext:value-type="float">
            <text:p>-0.050614547</text:p>
          </table:table-cell>
          <table:table-cell office:value-type="float" office:value="-0.0507337944058" calcext:value-type="float">
            <text:p>-0.0507337944</text:p>
          </table:table-cell>
          <table:table-cell office:value-type="float" office:value="0.000119247405800001" calcext:value-type="float">
            <text:p>0.00011924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464914729199997" calcext:value-type="float">
            <text:p>-0.4649147292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0.7199857831" calcext:value-type="float">
            <text:p>0.7199857831</text:p>
          </table:table-cell>
          <table:table-cell office:value-type="float" office:value="0.729278741054" calcext:value-type="float">
            <text:p>0.7292787411</text:p>
          </table:table-cell>
          <table:table-cell office:value-type="float" office:value="-0.00929295795399998" calcext:value-type="float">
            <text:p>-0.009292958</text:p>
          </table:table-cell>
          <table:table-cell office:value-type="float" office:value="0.0045238631" calcext:value-type="float">
            <text:p>0.0045238631</text:p>
          </table:table-cell>
          <table:table-cell office:value-type="float" office:value="-0.00462494671552" calcext:value-type="float">
            <text:p>-0.0046249467</text:p>
          </table:table-cell>
          <table:table-cell office:value-type="float" office:value="0.00914880981552" calcext:value-type="float">
            <text:p>0.0091488098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1.0799945593" calcext:value-type="float">
            <text:p>1.0799945593</text:p>
          </table:table-cell>
          <table:table-cell office:value-type="float" office:value="1.09394010926" calcext:value-type="float">
            <text:p>1.0939401093</text:p>
          </table:table-cell>
          <table:table-cell office:value-type="float" office:value="-0.0139455499600001" calcext:value-type="float">
            <text:p>-0.01394555</text:p>
          </table:table-cell>
          <table:table-cell office:value-type="float" office:value="0.0033929141" calcext:value-type="float">
            <text:p>0.0033929141</text:p>
          </table:table-cell>
          <table:table-cell office:value-type="float" office:value="-0.00346874491256" calcext:value-type="float">
            <text:p>-0.0034687449</text:p>
          </table:table-cell>
          <table:table-cell office:value-type="float" office:value="0.00686165901256" calcext:value-type="float">
            <text:p>0.006861659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9999938" calcext:value-type="float">
            <text:p>1.439999938</text:p>
          </table:table-cell>
          <table:table-cell office:value-type="float" office:value="1.45859658917" calcext:value-type="float">
            <text:p>1.4585965892</text:p>
          </table:table-cell>
          <table:table-cell office:value-type="float" office:value="-0.01859665117" calcext:value-type="float">
            <text:p>-0.01859665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1.8199909925" calcext:value-type="float">
            <text:p>1.8199909925</text:p>
          </table:table-cell>
          <table:table-cell office:value-type="float" office:value="1.82323351543" calcext:value-type="float">
            <text:p>1.8232335154</text:p>
          </table:table-cell>
          <table:table-cell office:value-type="float" office:value="-0.00324252292999994" calcext:value-type="float">
            <text:p>-0.0032425229</text:p>
          </table:table-cell>
          <table:table-cell office:value-type="float" office:value="-0.0057176887" calcext:value-type="float">
            <text:p>-0.0057176887</text:p>
          </table:table-cell>
          <table:table-cell office:value-type="float" office:value="0.00578124152093" calcext:value-type="float">
            <text:p>0.0057812415</text:p>
          </table:table-cell>
          <table:table-cell office:value-type="float" office:value="-0.01149893022093" calcext:value-type="float">
            <text:p>-0.0114989302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2.1799571514" calcext:value-type="float">
            <text:p>2.1799571514</text:p>
          </table:table-cell>
          <table:table-cell office:value-type="float" office:value="2.18783622316" calcext:value-type="float">
            <text:p>2.1878362232</text:p>
          </table:table-cell>
          <table:table-cell office:value-type="float" office:value="-0.00787907176000014" calcext:value-type="float">
            <text:p>-0.0078790718</text:p>
          </table:table-cell>
          <table:table-cell office:value-type="float" office:value="-0.0136972535" calcext:value-type="float">
            <text:p>-0.0136972535</text:p>
          </table:table-cell>
          <table:table-cell office:value-type="float" office:value="0.0138748401466" calcext:value-type="float">
            <text:p>0.0138748401</text:p>
          </table:table-cell>
          <table:table-cell office:value-type="float" office:value="-0.0275720936466" calcext:value-type="float">
            <text:p>-0.0275720936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2.5398871899" calcext:value-type="float">
            <text:p>2.5398871899</text:p>
          </table:table-cell>
          <table:table-cell office:value-type="float" office:value="2.55239004855" calcext:value-type="float">
            <text:p>2.5523900486</text:p>
          </table:table-cell>
          <table:table-cell office:value-type="float" office:value="-0.01250285865" calcext:value-type="float">
            <text:p>-0.0125028587</text:p>
          </table:table-cell>
          <table:table-cell office:value-type="float" office:value="-0.0239385813" calcext:value-type="float">
            <text:p>-0.0239385813</text:p>
          </table:table-cell>
          <table:table-cell office:value-type="float" office:value="0.0242805633752" calcext:value-type="float">
            <text:p>0.0242805634</text:p>
          </table:table-cell>
          <table:table-cell office:value-type="float" office:value="-0.0482191446752" calcext:value-type="float">
            <text:p>-0.0482191447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2.8997709751" calcext:value-type="float">
            <text:p>2.8997709751</text:p>
          </table:table-cell>
          <table:table-cell office:value-type="float" office:value="2.91688032941" calcext:value-type="float">
            <text:p>2.9168803294</text:p>
          </table:table-cell>
          <table:table-cell office:value-type="float" office:value="-0.01710935431" calcext:value-type="float">
            <text:p>-0.0171093543</text:p>
          </table:table-cell>
          <table:table-cell office:value-type="float" office:value="-0.0364415124" calcext:value-type="float">
            <text:p>-0.0364415124</text:p>
          </table:table-cell>
          <table:table-cell office:value-type="float" office:value="0.036998085715" calcext:value-type="float">
            <text:p>0.0369980857</text:p>
          </table:table-cell>
          <table:table-cell office:value-type="float" office:value="-0.073439598115" calcext:value-type="float">
            <text:p>-0.0734395981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3.2795953751" calcext:value-type="float">
            <text:p>3.2795953751</text:p>
          </table:table-cell>
          <table:table-cell office:value-type="float" office:value="3.28129240583" calcext:value-type="float">
            <text:p>3.2812924058</text:p>
          </table:table-cell>
          <table:table-cell office:value-type="float" office:value="-0.00169703072999994" calcext:value-type="float">
            <text:p>-0.0016970307</text:p>
          </table:table-cell>
          <table:table-cell office:value-type="float" office:value="-0.0515199974" calcext:value-type="float">
            <text:p>-0.0515199974</text:p>
          </table:table-cell>
          <table:table-cell office:value-type="float" office:value="0.0520269886962" calcext:value-type="float">
            <text:p>0.0520269887</text:p>
          </table:table-cell>
          <table:table-cell office:value-type="float" office:value="-0.1035469860962" calcext:value-type="float">
            <text:p>-0.1035469861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3.639341116" calcext:value-type="float">
            <text:p>3.639341116</text:p>
          </table:table-cell>
          <table:table-cell office:value-type="float" office:value="3.64561162071" calcext:value-type="float">
            <text:p>3.6456116207</text:p>
          </table:table-cell>
          <table:table-cell office:value-type="float" office:value="-0.00627050470999979" calcext:value-type="float">
            <text:p>-0.0062705047</text:p>
          </table:table-cell>
          <table:table-cell office:value-type="float" office:value="-0.0692435056" calcext:value-type="float">
            <text:p>-0.0692435056</text:p>
          </table:table-cell>
          <table:table-cell office:value-type="float" office:value="0.0693667608864" calcext:value-type="float">
            <text:p>0.0693667609</text:p>
          </table:table-cell>
          <table:table-cell office:value-type="float" office:value="-0.1386102664864" calcext:value-type="float">
            <text:p>-0.1386102665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127" calcext:value-type="float">
            <text:p>-127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173913042999999" calcext:value-type="float">
            <text:p>0.173913043</text:p>
          </table:table-cell>
          <table:table-cell office:value-type="float" office:value="3.999017477" calcext:value-type="float">
            <text:p>3.999017477</text:p>
          </table:table-cell>
          <table:table-cell office:value-type="float" office:value="4.00982332037" calcext:value-type="float">
            <text:p>4.0098233204</text:p>
          </table:table-cell>
          <table:table-cell office:value-type="float" office:value="-0.0108058433699996" calcext:value-type="float">
            <text:p>-0.0108058434</text:p>
          </table:table-cell>
          <table:table-cell office:value-type="float" office:value="-0.0886554644" calcext:value-type="float">
            <text:p>-0.0886554644</text:p>
          </table:table-cell>
          <table:table-cell office:value-type="float" office:value="0.0890167979099" calcext:value-type="float">
            <text:p>0.0890167979</text:p>
          </table:table-cell>
          <table:table-cell office:value-type="float" office:value="-0.1776722623099" calcext:value-type="float">
            <text:p>-0.1776722623</text:p>
          </table:table-cell>
          <table:table-cell office:value-type="float" office:value="-0.0443313606" calcext:value-type="float">
            <text:p>-0.0443313606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0.0000607095050999956" calcext:value-type="float">
            <text:p>6.07095050999956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1.0799520016" calcext:value-type="float">
            <text:p>1.0799520016</text:p>
          </table:table-cell>
          <table:table-cell office:value-type="float" office:value="1.09388144938" calcext:value-type="float">
            <text:p>1.0938814494</text:p>
          </table:table-cell>
          <table:table-cell office:value-type="float" office:value="-0.01392944778" calcext:value-type="float">
            <text:p>-0.0139294478</text:p>
          </table:table-cell>
          <table:table-cell office:value-type="float" office:value="0.0101786088" calcext:value-type="float">
            <text:p>0.0101786088</text:p>
          </table:table-cell>
          <table:table-cell office:value-type="float" office:value="-0.0104059557322" calcext:value-type="float">
            <text:p>-0.0104059557</text:p>
          </table:table-cell>
          <table:table-cell office:value-type="float" office:value="0.0205845645322" calcext:value-type="float">
            <text:p>0.0205845645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1.4399715662" calcext:value-type="float">
            <text:p>1.4399715662</text:p>
          </table:table-cell>
          <table:table-cell office:value-type="float" office:value="1.45855748211" calcext:value-type="float">
            <text:p>1.4585574821</text:p>
          </table:table-cell>
          <table:table-cell office:value-type="float" office:value="-0.0185859159099999" calcext:value-type="float">
            <text:p>-0.0185859159</text:p>
          </table:table-cell>
          <table:table-cell office:value-type="float" office:value="0.0090477262" calcext:value-type="float">
            <text:p>0.0090477262</text:p>
          </table:table-cell>
          <table:table-cell office:value-type="float" office:value="-0.00924989343105" calcext:value-type="float">
            <text:p>-0.0092498934</text:p>
          </table:table-cell>
          <table:table-cell office:value-type="float" office:value="0.01829761963105" calcext:value-type="float">
            <text:p>0.0182976196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1.8199909925" calcext:value-type="float">
            <text:p>1.8199909925</text:p>
          </table:table-cell>
          <table:table-cell office:value-type="float" office:value="1.82323351543" calcext:value-type="float">
            <text:p>1.8232335154</text:p>
          </table:table-cell>
          <table:table-cell office:value-type="float" office:value="-0.00324252292999994" calcext:value-type="float">
            <text:p>-0.0032425229</text:p>
          </table:table-cell>
          <table:table-cell office:value-type="float" office:value="0.0057176887" calcext:value-type="float">
            <text:p>0.0057176887</text:p>
          </table:table-cell>
          <table:table-cell office:value-type="float" office:value="-0.00578124152093" calcext:value-type="float">
            <text:p>-0.0057812415</text:p>
          </table:table-cell>
          <table:table-cell office:value-type="float" office:value="0.01149893022093" calcext:value-type="float">
            <text:p>0.0114989302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0000668" calcext:value-type="float">
            <text:p>2.1800000668</text:p>
          </table:table-cell>
          <table:table-cell office:value-type="float" office:value="2.18789488375" calcext:value-type="float">
            <text:p>2.1878948838</text:p>
          </table:table-cell>
          <table:table-cell office:value-type="float" office:value="-0.00789481694999994" calcext:value-type="float">
            <text:p>-0.0078948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2.5399873257" calcext:value-type="float">
            <text:p>2.5399873257</text:p>
          </table:table-cell>
          <table:table-cell office:value-type="float" office:value="2.5525269216" calcext:value-type="float">
            <text:p>2.5525269216</text:p>
          </table:table-cell>
          <table:table-cell office:value-type="float" office:value="-0.0125395959000003" calcext:value-type="float">
            <text:p>-0.0125395959</text:p>
          </table:table-cell>
          <table:table-cell office:value-type="float" office:value="-0.0079796314" calcext:value-type="float">
            <text:p>-0.0079796314</text:p>
          </table:table-cell>
          <table:table-cell office:value-type="float" office:value="0.0080937381293" calcext:value-type="float">
            <text:p>0.0080937381</text:p>
          </table:table-cell>
          <table:table-cell office:value-type="float" office:value="-0.0160733695293" calcext:value-type="float">
            <text:p>-0.0160733695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2.8999426365" calcext:value-type="float">
            <text:p>2.8999426365</text:p>
          </table:table-cell>
          <table:table-cell office:value-type="float" office:value="2.91711496422" calcext:value-type="float">
            <text:p>2.9171149642</text:p>
          </table:table-cell>
          <table:table-cell office:value-type="float" office:value="-0.01717232772" calcext:value-type="float">
            <text:p>-0.0171723277</text:p>
          </table:table-cell>
          <table:table-cell office:value-type="float" office:value="-0.0182211157" calcext:value-type="float">
            <text:p>-0.0182211157</text:p>
          </table:table-cell>
          <table:table-cell office:value-type="float" office:value="0.0184997868621" calcext:value-type="float">
            <text:p>0.0184997869</text:p>
          </table:table-cell>
          <table:table-cell office:value-type="float" office:value="-0.0367209025621" calcext:value-type="float">
            <text:p>-0.0367209026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3.2798542976" calcext:value-type="float">
            <text:p>3.2798542976</text:p>
          </table:table-cell>
          <table:table-cell office:value-type="float" office:value="3.28164434813" calcext:value-type="float">
            <text:p>3.2816443481</text:p>
          </table:table-cell>
          <table:table-cell office:value-type="float" office:value="-0.00179005052999992" calcext:value-type="float">
            <text:p>-0.0017900505</text:p>
          </table:table-cell>
          <table:table-cell office:value-type="float" office:value="-0.0309128128" calcext:value-type="float">
            <text:p>-0.0309128128</text:p>
          </table:table-cell>
          <table:table-cell office:value-type="float" office:value="0.0312178671966" calcext:value-type="float">
            <text:p>0.0312178672</text:p>
          </table:table-cell>
          <table:table-cell office:value-type="float" office:value="-0.0621306799966" calcext:value-type="float">
            <text:p>-0.06213068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3.6397125721" calcext:value-type="float">
            <text:p>3.6397125721</text:p>
          </table:table-cell>
          <table:table-cell office:value-type="float" office:value="3.64610041176" calcext:value-type="float">
            <text:p>3.6461004118</text:p>
          </table:table-cell>
          <table:table-cell office:value-type="float" office:value="-0.00638783965999989" calcext:value-type="float">
            <text:p>-0.0063878397</text:p>
          </table:table-cell>
          <table:table-cell office:value-type="float" office:value="-0.0457403809" calcext:value-type="float">
            <text:p>-0.0457403809</text:p>
          </table:table-cell>
          <table:table-cell office:value-type="float" office:value="0.0462476071437" calcext:value-type="float">
            <text:p>0.0462476071</text:p>
          </table:table-cell>
          <table:table-cell office:value-type="float" office:value="-0.0919879880437" calcext:value-type="float">
            <text:p>-0.091987988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3.9995064735" calcext:value-type="float">
            <text:p>3.9995064735</text:p>
          </table:table-cell>
          <table:table-cell office:value-type="float" office:value="4.01046849602" calcext:value-type="float">
            <text:p>4.010468496</text:p>
          </table:table-cell>
          <table:table-cell office:value-type="float" office:value="-0.0109620225199998" calcext:value-type="float">
            <text:p>-0.0109620225</text:p>
          </table:table-cell>
          <table:table-cell office:value-type="float" office:value="-0.0628292635" calcext:value-type="float">
            <text:p>-0.0628292635</text:p>
          </table:table-cell>
          <table:table-cell office:value-type="float" office:value="0.0635885417398" calcext:value-type="float">
            <text:p>0.0635885417</text:p>
          </table:table-cell>
          <table:table-cell office:value-type="float" office:value="-0.1264178052398" calcext:value-type="float">
            <text:p>-0.1264178052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4.359210968" calcext:value-type="float">
            <text:p>4.359210968</text:p>
          </table:table-cell>
          <table:table-cell office:value-type="float" office:value="4.37473394485" calcext:value-type="float">
            <text:p>4.3747339449</text:p>
          </table:table-cell>
          <table:table-cell office:value-type="float" office:value="-0.0155229768499998" calcext:value-type="float">
            <text:p>-0.0155229768</text:p>
          </table:table-cell>
          <table:table-cell office:value-type="float" office:value="-0.0829400271" calcext:value-type="float">
            <text:p>-0.0829400271</text:p>
          </table:table-cell>
          <table:table-cell office:value-type="float" office:value="0.0832401130636" calcext:value-type="float">
            <text:p>0.0832401131</text:p>
          </table:table-cell>
          <table:table-cell office:value-type="float" office:value="-0.1661801401636" calcext:value-type="float">
            <text:p>-0.1661801402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1.4398862123" calcext:value-type="float">
            <text:p>1.4398862123</text:p>
          </table:table-cell>
          <table:table-cell office:value-type="float" office:value="1.45844016471" calcext:value-type="float">
            <text:p>1.4584401647</text:p>
          </table:table-cell>
          <table:table-cell office:value-type="float" office:value="-0.01855395241" calcext:value-type="float">
            <text:p>-0.0185539524</text:p>
          </table:table-cell>
          <table:table-cell office:value-type="float" office:value="0.0180950966" calcext:value-type="float">
            <text:p>0.0180950966</text:p>
          </table:table-cell>
          <table:table-cell office:value-type="float" office:value="-0.0184990428575" calcext:value-type="float">
            <text:p>-0.0184990429</text:p>
          </table:table-cell>
          <table:table-cell office:value-type="float" office:value="0.0365941394575" calcext:value-type="float">
            <text:p>0.0365941395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1.8199191093" calcext:value-type="float">
            <text:p>1.8199191093</text:p>
          </table:table-cell>
          <table:table-cell office:value-type="float" office:value="1.82313574896" calcext:value-type="float">
            <text:p>1.823135749</text:p>
          </table:table-cell>
          <table:table-cell office:value-type="float" office:value="-0.00321663965999996" calcext:value-type="float">
            <text:p>-0.0032166397</text:p>
          </table:table-cell>
          <table:table-cell office:value-type="float" office:value="0.0171528403" calcext:value-type="float">
            <text:p>0.0171528403</text:p>
          </table:table-cell>
          <table:table-cell office:value-type="float" office:value="-0.0173432595537" calcext:value-type="float">
            <text:p>-0.0173432596</text:p>
          </table:table-cell>
          <table:table-cell office:value-type="float" office:value="0.0344960998537" calcext:value-type="float">
            <text:p>0.0344960999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2.1799571514" calcext:value-type="float">
            <text:p>2.1799571514</text:p>
          </table:table-cell>
          <table:table-cell office:value-type="float" office:value="2.18783622316" calcext:value-type="float">
            <text:p>2.1878362232</text:p>
          </table:table-cell>
          <table:table-cell office:value-type="float" office:value="-0.00787907176000014" calcext:value-type="float">
            <text:p>-0.0078790718</text:p>
          </table:table-cell>
          <table:table-cell office:value-type="float" office:value="0.0136972535" calcext:value-type="float">
            <text:p>0.0136972535</text:p>
          </table:table-cell>
          <table:table-cell office:value-type="float" office:value="-0.0138748401466" calcext:value-type="float">
            <text:p>-0.0138748401</text:p>
          </table:table-cell>
          <table:table-cell office:value-type="float" office:value="0.0275720936466" calcext:value-type="float">
            <text:p>0.0275720936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2.5399873257" calcext:value-type="float">
            <text:p>2.5399873257</text:p>
          </table:table-cell>
          <table:table-cell office:value-type="float" office:value="2.5525269216" calcext:value-type="float">
            <text:p>2.5525269216</text:p>
          </table:table-cell>
          <table:table-cell office:value-type="float" office:value="-0.0125395959000003" calcext:value-type="float">
            <text:p>-0.0125395959</text:p>
          </table:table-cell>
          <table:table-cell office:value-type="float" office:value="0.0079796314" calcext:value-type="float">
            <text:p>0.0079796314</text:p>
          </table:table-cell>
          <table:table-cell office:value-type="float" office:value="-0.0080937381293" calcext:value-type="float">
            <text:p>-0.0080937381</text:p>
          </table:table-cell>
          <table:table-cell office:value-type="float" office:value="0.0160733695293" calcext:value-type="float">
            <text:p>0.0160733695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999998569" calcext:value-type="float">
            <text:p>2.8999998569</text:p>
          </table:table-cell>
          <table:table-cell office:value-type="float" office:value="2.91719317833" calcext:value-type="float">
            <text:p>2.9171931783</text:p>
          </table:table-cell>
          <table:table-cell office:value-type="float" office:value="-0.0171933214299997" calcext:value-type="float">
            <text:p>-0.01719332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3.2799837589" calcext:value-type="float">
            <text:p>3.2799837589</text:p>
          </table:table-cell>
          <table:table-cell office:value-type="float" office:value="3.28182032777" calcext:value-type="float">
            <text:p>3.2818203278</text:p>
          </table:table-cell>
          <table:table-cell office:value-type="float" office:value="-0.00183656887000039" calcext:value-type="float">
            <text:p>-0.0018365689</text:p>
          </table:table-cell>
          <table:table-cell office:value-type="float" office:value="-0.0103044063" calcext:value-type="float">
            <text:p>-0.0103044063</text:p>
          </table:table-cell>
          <table:table-cell office:value-type="float" office:value="0.0104062347377" calcext:value-type="float">
            <text:p>0.0104062347</text:p>
          </table:table-cell>
          <table:table-cell office:value-type="float" office:value="-0.0207106410377" calcext:value-type="float">
            <text:p>-0.020710641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3.6399281025" calcext:value-type="float">
            <text:p>3.6399281025</text:p>
          </table:table-cell>
          <table:table-cell office:value-type="float" office:value="3.64639370527" calcext:value-type="float">
            <text:p>3.6463937053</text:p>
          </table:table-cell>
          <table:table-cell office:value-type="float" office:value="-0.00646560277000008" calcext:value-type="float">
            <text:p>-0.0064656028</text:p>
          </table:table-cell>
          <table:table-cell office:value-type="float" office:value="-0.0228706412" calcext:value-type="float">
            <text:p>-0.0228706412</text:p>
          </table:table-cell>
          <table:table-cell office:value-type="float" office:value="0.0231247335776" calcext:value-type="float">
            <text:p>0.0231247336</text:p>
          </table:table-cell>
          <table:table-cell office:value-type="float" office:value="-0.0459953747776" calcext:value-type="float">
            <text:p>-0.0459953748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3.9998223782" calcext:value-type="float">
            <text:p>3.9998223782</text:p>
          </table:table-cell>
          <table:table-cell office:value-type="float" office:value="4.01089864771" calcext:value-type="float">
            <text:p>4.0108986477</text:p>
          </table:table-cell>
          <table:table-cell office:value-type="float" office:value="-0.0110762695100002" calcext:value-type="float">
            <text:p>-0.0110762695</text:p>
          </table:table-cell>
          <table:table-cell office:value-type="float" office:value="-0.037698552" calcext:value-type="float">
            <text:p>-0.037698552</text:p>
          </table:table-cell>
          <table:table-cell office:value-type="float" office:value="0.0381551710181" calcext:value-type="float">
            <text:p>0.038155171</text:p>
          </table:table-cell>
          <table:table-cell office:value-type="float" office:value="-0.0758537230181" calcext:value-type="float">
            <text:p>-0.075853723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4.3596558571" calcext:value-type="float">
            <text:p>4.3596558571</text:p>
          </table:table-cell>
          <table:table-cell office:value-type="float" office:value="4.37532049412" calcext:value-type="float">
            <text:p>4.3753204941</text:p>
          </table:table-cell>
          <table:table-cell office:value-type="float" office:value="-0.0156646370200004" calcext:value-type="float">
            <text:p>-0.015664637</text:p>
          </table:table-cell>
          <table:table-cell office:value-type="float" office:value="-0.0547879338" calcext:value-type="float">
            <text:p>-0.0547879338</text:p>
          </table:table-cell>
          <table:table-cell office:value-type="float" office:value="0.0554971285725" calcext:value-type="float">
            <text:p>0.0554971286</text:p>
          </table:table-cell>
          <table:table-cell office:value-type="float" office:value="-0.1102850623725" calcext:value-type="float">
            <text:p>-0.1102850624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4.7394151688" calcext:value-type="float">
            <text:p>4.7394151688</text:p>
          </table:table-cell>
          <table:table-cell office:value-type="float" office:value="4.7396445862" calcext:value-type="float">
            <text:p>4.7396445862</text:p>
          </table:table-cell>
          <table:table-cell office:value-type="float" office:value="-0.000229417399999932" calcext:value-type="float">
            <text:p>-0.0002294174</text:p>
          </table:table-cell>
          <table:table-cell office:value-type="float" office:value="-0.0744526759" calcext:value-type="float">
            <text:p>-0.0744526759</text:p>
          </table:table-cell>
          <table:table-cell office:value-type="float" office:value="0.0751500947834" calcext:value-type="float">
            <text:p>0.0751500948</text:p>
          </table:table-cell>
          <table:table-cell office:value-type="float" office:value="-0.1496027706834" calcext:value-type="float">
            <text:p>-0.1496027707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1.8197754622" calcext:value-type="float">
            <text:p>1.8197754622</text:p>
          </table:table-cell>
          <table:table-cell office:value-type="float" office:value="1.82294022546" calcext:value-type="float">
            <text:p>1.8229402255</text:p>
          </table:table-cell>
          <table:table-cell office:value-type="float" office:value="-0.00316476326000004" calcext:value-type="float">
            <text:p>-0.0031647633</text:p>
          </table:table-cell>
          <table:table-cell office:value-type="float" office:value="0.0285873152" calcext:value-type="float">
            <text:p>0.0285873152</text:p>
          </table:table-cell>
          <table:table-cell office:value-type="float" office:value="-0.028903882609" calcext:value-type="float">
            <text:p>-0.0289038826</text:p>
          </table:table-cell>
          <table:table-cell office:value-type="float" office:value="0.057491197809" calcext:value-type="float">
            <text:p>0.0574911978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2.1798279285" calcext:value-type="float">
            <text:p>2.1798279285</text:p>
          </table:table-cell>
          <table:table-cell office:value-type="float" office:value="2.18766024706" calcext:value-type="float">
            <text:p>2.1876602471</text:p>
          </table:table-cell>
          <table:table-cell office:value-type="float" office:value="-0.00783231856000022" calcext:value-type="float">
            <text:p>-0.0078323186</text:p>
          </table:table-cell>
          <table:table-cell office:value-type="float" office:value="0.0273939669" calcext:value-type="float">
            <text:p>0.0273939669</text:p>
          </table:table-cell>
          <table:table-cell office:value-type="float" office:value="-0.0277485642862" calcext:value-type="float">
            <text:p>-0.0277485643</text:p>
          </table:table-cell>
          <table:table-cell office:value-type="float" office:value="0.0551425311862" calcext:value-type="float">
            <text:p>0.0551425312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2.5398871899" calcext:value-type="float">
            <text:p>2.5398871899</text:p>
          </table:table-cell>
          <table:table-cell office:value-type="float" office:value="2.55239004855" calcext:value-type="float">
            <text:p>2.5523900486</text:p>
          </table:table-cell>
          <table:table-cell office:value-type="float" office:value="-0.01250285865" calcext:value-type="float">
            <text:p>-0.0125028587</text:p>
          </table:table-cell>
          <table:table-cell office:value-type="float" office:value="0.0239385813" calcext:value-type="float">
            <text:p>0.0239385813</text:p>
          </table:table-cell>
          <table:table-cell office:value-type="float" office:value="-0.0242805633752" calcext:value-type="float">
            <text:p>-0.0242805634</text:p>
          </table:table-cell>
          <table:table-cell office:value-type="float" office:value="0.0482191446752" calcext:value-type="float">
            <text:p>0.0482191447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2.8999426365" calcext:value-type="float">
            <text:p>2.8999426365</text:p>
          </table:table-cell>
          <table:table-cell office:value-type="float" office:value="2.91711496422" calcext:value-type="float">
            <text:p>2.9171149642</text:p>
          </table:table-cell>
          <table:table-cell office:value-type="float" office:value="-0.01717232772" calcext:value-type="float">
            <text:p>-0.0171723277</text:p>
          </table:table-cell>
          <table:table-cell office:value-type="float" office:value="0.0182211157" calcext:value-type="float">
            <text:p>0.0182211157</text:p>
          </table:table-cell>
          <table:table-cell office:value-type="float" office:value="-0.0184997868621" calcext:value-type="float">
            <text:p>-0.0184997869</text:p>
          </table:table-cell>
          <table:table-cell office:value-type="float" office:value="0.0367209025621" calcext:value-type="float">
            <text:p>0.0367209026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3.2799837589" calcext:value-type="float">
            <text:p>3.2799837589</text:p>
          </table:table-cell>
          <table:table-cell office:value-type="float" office:value="3.28182032777" calcext:value-type="float">
            <text:p>3.2818203278</text:p>
          </table:table-cell>
          <table:table-cell office:value-type="float" office:value="-0.00183656887000039" calcext:value-type="float">
            <text:p>-0.0018365689</text:p>
          </table:table-cell>
          <table:table-cell office:value-type="float" office:value="0.0103044063" calcext:value-type="float">
            <text:p>0.0103044063</text:p>
          </table:table-cell>
          <table:table-cell office:value-type="float" office:value="-0.0104062347377" calcext:value-type="float">
            <text:p>-0.0104062347</text:p>
          </table:table-cell>
          <table:table-cell office:value-type="float" office:value="0.0207106410377" calcext:value-type="float">
            <text:p>0.020710641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99998665" calcext:value-type="float">
            <text:p>3.6399998665</text:p>
          </table:table-cell>
          <table:table-cell office:value-type="float" office:value="3.64649147292" calcext:value-type="float">
            <text:p>3.6464914729</text:p>
          </table:table-cell>
          <table:table-cell office:value-type="float" office:value="-0.00649160642000002" calcext:value-type="float">
            <text:p>-0.00649160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3.9999802113" calcext:value-type="float">
            <text:p>3.9999802113</text:p>
          </table:table-cell>
          <table:table-cell office:value-type="float" office:value="4.01111373394" calcext:value-type="float">
            <text:p>4.0111137339</text:p>
          </table:table-cell>
          <table:table-cell office:value-type="float" office:value="-0.0111335226400002" calcext:value-type="float">
            <text:p>-0.0111335226</text:p>
          </table:table-cell>
          <table:table-cell office:value-type="float" office:value="-0.0125663495" calcext:value-type="float">
            <text:p>-0.0125663495</text:p>
          </table:table-cell>
          <table:table-cell office:value-type="float" office:value="0.012718731346" calcext:value-type="float">
            <text:p>0.0127187313</text:p>
          </table:table-cell>
          <table:table-cell office:value-type="float" office:value="-0.025285080846" calcext:value-type="float">
            <text:p>-0.0252850808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4.3599143028" calcext:value-type="float">
            <text:p>4.3599143028</text:p>
          </table:table-cell>
          <table:table-cell office:value-type="float" office:value="4.37567244632" calcext:value-type="float">
            <text:p>4.3756724463</text:p>
          </table:table-cell>
          <table:table-cell office:value-type="float" office:value="-0.0157581435200003" calcext:value-type="float">
            <text:p>-0.0157581435</text:p>
          </table:table-cell>
          <table:table-cell office:value-type="float" office:value="-0.0273945071" calcext:value-type="float">
            <text:p>-0.0273945071</text:p>
          </table:table-cell>
          <table:table-cell office:value-type="float" office:value="0.0277496802931" calcext:value-type="float">
            <text:p>0.0277496803</text:p>
          </table:table-cell>
          <table:table-cell office:value-type="float" office:value="-0.0551441873931" calcext:value-type="float">
            <text:p>-0.0551441874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4.7397894859" calcext:value-type="float">
            <text:p>4.7397894859</text:p>
          </table:table-cell>
          <table:table-cell office:value-type="float" office:value="4.7401529473" calcext:value-type="float">
            <text:p>4.7401529473</text:p>
          </table:table-cell>
          <table:table-cell office:value-type="float" office:value="-0.000363461400000098" calcext:value-type="float">
            <text:p>-0.0003634614</text:p>
          </table:table-cell>
          <table:table-cell office:value-type="float" office:value="-0.0446727835" calcext:value-type="float">
            <text:p>-0.0446727835</text:p>
          </table:table-cell>
          <table:table-cell office:value-type="float" office:value="0.0450924748396" calcext:value-type="float">
            <text:p>0.0450924748</text:p>
          </table:table-cell>
          <table:table-cell office:value-type="float" office:value="-0.0897652583396" calcext:value-type="float">
            <text:p>-0.0897652583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5.0995974541" calcext:value-type="float">
            <text:p>5.0995974541</text:p>
          </table:table-cell>
          <table:table-cell office:value-type="float" office:value="5.10454057647" calcext:value-type="float">
            <text:p>5.1045405765</text:p>
          </table:table-cell>
          <table:table-cell office:value-type="float" office:value="-0.00494312236999939" calcext:value-type="float">
            <text:p>-0.0049431224</text:p>
          </table:table-cell>
          <table:table-cell office:value-type="float" office:value="-0.0640868023" calcext:value-type="float">
            <text:p>-0.0640868023</text:p>
          </table:table-cell>
          <table:table-cell office:value-type="float" office:value="0.0647466500012" calcext:value-type="float">
            <text:p>0.06474665</text:p>
          </table:table-cell>
          <table:table-cell office:value-type="float" office:value="-0.1288334523012" calcext:value-type="float">
            <text:p>-0.1288334523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2.179605484" calcext:value-type="float">
            <text:p>2.179605484</text:p>
          </table:table-cell>
          <table:table-cell office:value-type="float" office:value="2.18736697242" calcext:value-type="float">
            <text:p>2.1873669724</text:p>
          </table:table-cell>
          <table:table-cell office:value-type="float" office:value="-0.00776148841999991" calcext:value-type="float">
            <text:p>-0.0077614884</text:p>
          </table:table-cell>
          <table:table-cell office:value-type="float" office:value="0.0414700136" calcext:value-type="float">
            <text:p>0.0414700136</text:p>
          </table:table-cell>
          <table:table-cell office:value-type="float" office:value="-0.0416200565318" calcext:value-type="float">
            <text:p>-0.0416200565</text:p>
          </table:table-cell>
          <table:table-cell office:value-type="float" office:value="0.0830900701318" calcext:value-type="float">
            <text:p>0.0830900701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2.5396866798" calcext:value-type="float">
            <text:p>2.5396866798</text:p>
          </table:table-cell>
          <table:table-cell office:value-type="float" office:value="2.55211631565" calcext:value-type="float">
            <text:p>2.5521163157</text:p>
          </table:table-cell>
          <table:table-cell office:value-type="float" office:value="-0.0124296358500002" calcext:value-type="float">
            <text:p>-0.0124296359</text:p>
          </table:table-cell>
          <table:table-cell office:value-type="float" office:value="0.0398965813" calcext:value-type="float">
            <text:p>0.0398965813</text:p>
          </table:table-cell>
          <table:table-cell office:value-type="float" office:value="-0.0404654356526" calcext:value-type="float">
            <text:p>-0.0404654357</text:p>
          </table:table-cell>
          <table:table-cell office:value-type="float" office:value="0.0803620169526" calcext:value-type="float">
            <text:p>0.080362017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2.8997709751" calcext:value-type="float">
            <text:p>2.8997709751</text:p>
          </table:table-cell>
          <table:table-cell office:value-type="float" office:value="2.91688032941" calcext:value-type="float">
            <text:p>2.9168803294</text:p>
          </table:table-cell>
          <table:table-cell office:value-type="float" office:value="-0.01710935431" calcext:value-type="float">
            <text:p>-0.0171093543</text:p>
          </table:table-cell>
          <table:table-cell office:value-type="float" office:value="0.0364415124" calcext:value-type="float">
            <text:p>0.0364415124</text:p>
          </table:table-cell>
          <table:table-cell office:value-type="float" office:value="-0.036998085715" calcext:value-type="float">
            <text:p>-0.0369980857</text:p>
          </table:table-cell>
          <table:table-cell office:value-type="float" office:value="0.073439598115" calcext:value-type="float">
            <text:p>0.0734395981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3.2798542976" calcext:value-type="float">
            <text:p>3.2798542976</text:p>
          </table:table-cell>
          <table:table-cell office:value-type="float" office:value="3.28164434813" calcext:value-type="float">
            <text:p>3.2816443481</text:p>
          </table:table-cell>
          <table:table-cell office:value-type="float" office:value="-0.00179005052999992" calcext:value-type="float">
            <text:p>-0.0017900505</text:p>
          </table:table-cell>
          <table:table-cell office:value-type="float" office:value="0.0309128128" calcext:value-type="float">
            <text:p>0.0309128128</text:p>
          </table:table-cell>
          <table:table-cell office:value-type="float" office:value="-0.0312178671966" calcext:value-type="float">
            <text:p>-0.0312178672</text:p>
          </table:table-cell>
          <table:table-cell office:value-type="float" office:value="0.0621306799966" calcext:value-type="float">
            <text:p>0.06213068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3.6399281025" calcext:value-type="float">
            <text:p>3.6399281025</text:p>
          </table:table-cell>
          <table:table-cell office:value-type="float" office:value="3.64639370527" calcext:value-type="float">
            <text:p>3.6463937053</text:p>
          </table:table-cell>
          <table:table-cell office:value-type="float" office:value="-0.00646560277000008" calcext:value-type="float">
            <text:p>-0.0064656028</text:p>
          </table:table-cell>
          <table:table-cell office:value-type="float" office:value="0.0228706412" calcext:value-type="float">
            <text:p>0.0228706412</text:p>
          </table:table-cell>
          <table:table-cell office:value-type="float" office:value="-0.0231247335776" calcext:value-type="float">
            <text:p>-0.0231247336</text:p>
          </table:table-cell>
          <table:table-cell office:value-type="float" office:value="0.0459953747776" calcext:value-type="float">
            <text:p>0.0459953748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3.9999802113" calcext:value-type="float">
            <text:p>3.9999802113</text:p>
          </table:table-cell>
          <table:table-cell office:value-type="float" office:value="4.01111373394" calcext:value-type="float">
            <text:p>4.0111137339</text:p>
          </table:table-cell>
          <table:table-cell office:value-type="float" office:value="-0.0111335226400002" calcext:value-type="float">
            <text:p>-0.0111335226</text:p>
          </table:table-cell>
          <table:table-cell office:value-type="float" office:value="0.0125663495" calcext:value-type="float">
            <text:p>0.0125663495</text:p>
          </table:table-cell>
          <table:table-cell office:value-type="float" office:value="-0.012718731346" calcext:value-type="float">
            <text:p>-0.0127187313</text:p>
          </table:table-cell>
          <table:table-cell office:value-type="float" office:value="0.025285080846" calcext:value-type="float">
            <text:p>0.0252850808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600001335" calcext:value-type="float">
            <text:p>4.3600001335</text:p>
          </table:table-cell>
          <table:table-cell office:value-type="float" office:value="4.3757897675" calcext:value-type="float">
            <text:p>4.3757897675</text:p>
          </table:table-cell>
          <table:table-cell office:value-type="float" office:value="-0.0157896339999999" calcext:value-type="float">
            <text:p>-0.0157896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4.7399764061" calcext:value-type="float">
            <text:p>4.7399764061</text:p>
          </table:table-cell>
          <table:table-cell office:value-type="float" office:value="4.74040714011" calcext:value-type="float">
            <text:p>4.7404071401</text:p>
          </table:table-cell>
          <table:table-cell office:value-type="float" office:value="-0.000430734010000044" calcext:value-type="float">
            <text:p>-0.000430734</text:p>
          </table:table-cell>
          <table:table-cell office:value-type="float" office:value="-0.0148911234" calcext:value-type="float">
            <text:p>-0.0148911234</text:p>
          </table:table-cell>
          <table:table-cell office:value-type="float" office:value="0.0150312279544" calcext:value-type="float">
            <text:p>0.015031228</text:p>
          </table:table-cell>
          <table:table-cell office:value-type="float" office:value="-0.0299223513544" calcext:value-type="float">
            <text:p>-0.0299223514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5.099899292" calcext:value-type="float">
            <text:p>5.099899292</text:p>
          </table:table-cell>
          <table:table-cell office:value-type="float" office:value="5.10495118738" calcext:value-type="float">
            <text:p>5.1049511874</text:p>
          </table:table-cell>
          <table:table-cell office:value-type="float" office:value="-0.00505189538000028" calcext:value-type="float">
            <text:p>-0.0050518954</text:p>
          </table:table-cell>
          <table:table-cell office:value-type="float" office:value="-0.0320440307" calcext:value-type="float">
            <text:p>-0.0320440307</text:p>
          </table:table-cell>
          <table:table-cell office:value-type="float" office:value="0.0323746270087" calcext:value-type="float">
            <text:p>0.032374627</text:p>
          </table:table-cell>
          <table:table-cell office:value-type="float" office:value="-0.0644186577087" calcext:value-type="float">
            <text:p>-0.0644186577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5.459757328" calcext:value-type="float">
            <text:p>5.459757328</text:p>
          </table:table-cell>
          <table:table-cell office:value-type="float" office:value="5.46940724688" calcext:value-type="float">
            <text:p>5.4694072469</text:p>
          </table:table-cell>
          <table:table-cell office:value-type="float" office:value="-0.00964991888000011" calcext:value-type="float">
            <text:p>-0.0096499189</text:p>
          </table:table-cell>
          <table:table-cell office:value-type="float" office:value="-0.0514585264" calcext:value-type="float">
            <text:p>-0.0514585264</text:p>
          </table:table-cell>
          <table:table-cell office:value-type="float" office:value="0.0520297786611" calcext:value-type="float">
            <text:p>0.0520297787</text:p>
          </table:table-cell>
          <table:table-cell office:value-type="float" office:value="-0.1034883050611" calcext:value-type="float">
            <text:p>-0.1034883051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127" calcext:value-type="float">
            <text:p>127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173913042999999" calcext:value-type="float">
            <text:p>-0.173913043</text:p>
          </table:table-cell>
          <table:table-cell office:value-type="float" office:value="2.5393760204" calcext:value-type="float">
            <text:p>2.5393760204</text:p>
          </table:table-cell>
          <table:table-cell office:value-type="float" office:value="2.55170574932" calcext:value-type="float">
            <text:p>2.5517057493</text:p>
          </table:table-cell>
          <table:table-cell office:value-type="float" office:value="-0.0123297289199997" calcext:value-type="float">
            <text:p>-0.0123297289</text:p>
          </table:table-cell>
          <table:table-cell office:value-type="float" office:value="0.0562962182" calcext:value-type="float">
            <text:p>0.0562962182</text:p>
          </table:table-cell>
          <table:table-cell office:value-type="float" office:value="-0.0566470532154" calcext:value-type="float">
            <text:p>-0.0566470532</text:p>
          </table:table-cell>
          <table:table-cell office:value-type="float" office:value="0.1129432714154" calcext:value-type="float">
            <text:p>0.1129432714</text:p>
          </table:table-cell>
          <table:table-cell office:value-type="float" office:value="0.0443313606" calcext:value-type="float">
            <text:p>0.0443313606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-0.0000607095050999956" calcext:value-type="float">
            <text:p>-6.07095050999956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2.8994750977" calcext:value-type="float">
            <text:p>2.8994750977</text:p>
          </table:table-cell>
          <table:table-cell office:value-type="float" office:value="2.91648929657" calcext:value-type="float">
            <text:p>2.9164892966</text:p>
          </table:table-cell>
          <table:table-cell office:value-type="float" office:value="-0.0170141988700001" calcext:value-type="float">
            <text:p>-0.0170141989</text:p>
          </table:table-cell>
          <table:table-cell office:value-type="float" office:value="0.0551665276" calcext:value-type="float">
            <text:p>0.0551665276</text:p>
          </table:table-cell>
          <table:table-cell office:value-type="float" office:value="-0.0554934087091" calcext:value-type="float">
            <text:p>-0.0554934087</text:p>
          </table:table-cell>
          <table:table-cell office:value-type="float" office:value="0.1106599363091" calcext:value-type="float">
            <text:p>0.1106599363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3.2795953751" calcext:value-type="float">
            <text:p>3.2795953751</text:p>
          </table:table-cell>
          <table:table-cell office:value-type="float" office:value="3.28129240583" calcext:value-type="float">
            <text:p>3.2812924058</text:p>
          </table:table-cell>
          <table:table-cell office:value-type="float" office:value="-0.00169703072999994" calcext:value-type="float">
            <text:p>-0.0016970307</text:p>
          </table:table-cell>
          <table:table-cell office:value-type="float" office:value="0.0515199974" calcext:value-type="float">
            <text:p>0.0515199974</text:p>
          </table:table-cell>
          <table:table-cell office:value-type="float" office:value="-0.0520269886962" calcext:value-type="float">
            <text:p>-0.0520269887</text:p>
          </table:table-cell>
          <table:table-cell office:value-type="float" office:value="0.1035469860962" calcext:value-type="float">
            <text:p>0.1035469861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3.6397125721" calcext:value-type="float">
            <text:p>3.6397125721</text:p>
          </table:table-cell>
          <table:table-cell office:value-type="float" office:value="3.64610041176" calcext:value-type="float">
            <text:p>3.6461004118</text:p>
          </table:table-cell>
          <table:table-cell office:value-type="float" office:value="-0.00638783965999989" calcext:value-type="float">
            <text:p>-0.0063878397</text:p>
          </table:table-cell>
          <table:table-cell office:value-type="float" office:value="0.0457403809" calcext:value-type="float">
            <text:p>0.0457403809</text:p>
          </table:table-cell>
          <table:table-cell office:value-type="float" office:value="-0.0462476071437" calcext:value-type="float">
            <text:p>-0.0462476071</text:p>
          </table:table-cell>
          <table:table-cell office:value-type="float" office:value="0.0919879880437" calcext:value-type="float">
            <text:p>0.091987988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3.9998223782" calcext:value-type="float">
            <text:p>3.9998223782</text:p>
          </table:table-cell>
          <table:table-cell office:value-type="float" office:value="4.01089864771" calcext:value-type="float">
            <text:p>4.0108986477</text:p>
          </table:table-cell>
          <table:table-cell office:value-type="float" office:value="-0.0110762695100002" calcext:value-type="float">
            <text:p>-0.0110762695</text:p>
          </table:table-cell>
          <table:table-cell office:value-type="float" office:value="0.037698552" calcext:value-type="float">
            <text:p>0.037698552</text:p>
          </table:table-cell>
          <table:table-cell office:value-type="float" office:value="-0.0381551710181" calcext:value-type="float">
            <text:p>-0.038155171</text:p>
          </table:table-cell>
          <table:table-cell office:value-type="float" office:value="0.0758537230181" calcext:value-type="float">
            <text:p>0.075853723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4.3599143028" calcext:value-type="float">
            <text:p>4.3599143028</text:p>
          </table:table-cell>
          <table:table-cell office:value-type="float" office:value="4.37567244632" calcext:value-type="float">
            <text:p>4.3756724463</text:p>
          </table:table-cell>
          <table:table-cell office:value-type="float" office:value="-0.0157581435200003" calcext:value-type="float">
            <text:p>-0.0157581435</text:p>
          </table:table-cell>
          <table:table-cell office:value-type="float" office:value="0.0273945071" calcext:value-type="float">
            <text:p>0.0273945071</text:p>
          </table:table-cell>
          <table:table-cell office:value-type="float" office:value="-0.0277496802931" calcext:value-type="float">
            <text:p>-0.0277496803</text:p>
          </table:table-cell>
          <table:table-cell office:value-type="float" office:value="0.0551441873931" calcext:value-type="float">
            <text:p>0.0551441874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4.7399764061" calcext:value-type="float">
            <text:p>4.7399764061</text:p>
          </table:table-cell>
          <table:table-cell office:value-type="float" office:value="4.74040714011" calcext:value-type="float">
            <text:p>4.7404071401</text:p>
          </table:table-cell>
          <table:table-cell office:value-type="float" office:value="-0.000430734010000044" calcext:value-type="float">
            <text:p>-0.000430734</text:p>
          </table:table-cell>
          <table:table-cell office:value-type="float" office:value="0.0148911234" calcext:value-type="float">
            <text:p>0.0148911234</text:p>
          </table:table-cell>
          <table:table-cell office:value-type="float" office:value="-0.0150312279544" calcext:value-type="float">
            <text:p>-0.015031228</text:p>
          </table:table-cell>
          <table:table-cell office:value-type="float" office:value="0.0299223513544" calcext:value-type="float">
            <text:p>0.0299223514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999999046" calcext:value-type="float">
            <text:p>5.0999999046</text:p>
          </table:table-cell>
          <table:table-cell office:value-type="float" office:value="5.10508806208" calcext:value-type="float">
            <text:p>5.1050880621</text:p>
          </table:table-cell>
          <table:table-cell office:value-type="float" office:value="-0.00508815748000036" calcext:value-type="float">
            <text:p>-0.00508815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5.4599728584" calcext:value-type="float">
            <text:p>5.4599728584</text:p>
          </table:table-cell>
          <table:table-cell office:value-type="float" office:value="5.46970054629" calcext:value-type="float">
            <text:p>5.4697005463</text:p>
          </table:table-cell>
          <table:table-cell office:value-type="float" office:value="-0.00972768789000078" calcext:value-type="float">
            <text:p>-0.0097276879</text:p>
          </table:table-cell>
          <table:table-cell office:value-type="float" office:value="-0.0171530675" calcext:value-type="float">
            <text:p>-0.0171530675</text:p>
          </table:table-cell>
          <table:table-cell office:value-type="float" office:value="0.0173437245628" calcext:value-type="float">
            <text:p>0.0173437246</text:p>
          </table:table-cell>
          <table:table-cell office:value-type="float" office:value="-0.0344967920628" calcext:value-type="float">
            <text:p>-0.0344967921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719317832999991" calcext:value-type="float">
            <text:p>-0.719317833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5.8198847771" calcext:value-type="float">
            <text:p>5.8198847771</text:p>
          </table:table-cell>
          <table:table-cell office:value-type="float" office:value="5.83422992843" calcext:value-type="float">
            <text:p>5.8342299284</text:p>
          </table:table-cell>
          <table:table-cell office:value-type="float" office:value="-0.0143451513299997" calcext:value-type="float">
            <text:p>-0.0143451513</text:p>
          </table:table-cell>
          <table:table-cell office:value-type="float" office:value="-0.0365678929" calcext:value-type="float">
            <text:p>-0.0365678929</text:p>
          </table:table-cell>
          <table:table-cell office:value-type="float" office:value="0.0369995737242" calcext:value-type="float">
            <text:p>0.0369995737</text:p>
          </table:table-cell>
          <table:table-cell office:value-type="float" office:value="-0.0735674666242" calcext:value-type="float">
            <text:p>-0.0735674666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145" calcext:value-type="float">
            <text:p>145</text:p>
          </table:table-cell>
          <table:table-cell office:value-type="float" office:value="145.341614907" calcext:value-type="float">
            <text:p>145.341614907</text:p>
          </table:table-cell>
          <table:table-cell office:value-type="float" office:value="-0.341614907000007" calcext:value-type="float">
            <text:p>-0.341614907</text:p>
          </table:table-cell>
          <table:table-cell office:value-type="float" office:value="2.8990712166" calcext:value-type="float">
            <text:p>2.8990712166</text:p>
          </table:table-cell>
          <table:table-cell office:value-type="float" office:value="2.91594190342" calcext:value-type="float">
            <text:p>2.9159419034</text:p>
          </table:table-cell>
          <table:table-cell office:value-type="float" office:value="-0.0168706868199999" calcext:value-type="float">
            <text:p>-0.0168706868</text:p>
          </table:table-cell>
          <table:table-cell office:value-type="float" office:value="0.0733832568" calcext:value-type="float">
            <text:p>0.0733832568</text:p>
          </table:table-cell>
          <table:table-cell office:value-type="float" office:value="-0.0739842683139" calcext:value-type="float">
            <text:p>-0.0739842683</text:p>
          </table:table-cell>
          <table:table-cell office:value-type="float" office:value="0.1473675251139" calcext:value-type="float">
            <text:p>0.1473675251</text:p>
          </table:table-cell>
          <table:table-cell office:value-type="float" office:value="0.050614547" calcext:value-type="float">
            <text:p>0.050614547</text:p>
          </table:table-cell>
          <table:table-cell office:value-type="float" office:value="0.0507337944058" calcext:value-type="float">
            <text:p>0.0507337944</text:p>
          </table:table-cell>
          <table:table-cell office:value-type="float" office:value="-0.000119247405800001" calcext:value-type="float">
            <text:p>-0.00011924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127" calcext:value-type="float">
            <text:p>127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173913042999999" calcext:value-type="float">
            <text:p>-0.173913043</text:p>
          </table:table-cell>
          <table:table-cell office:value-type="float" office:value="3.279194355" calcext:value-type="float">
            <text:p>3.279194355</text:p>
          </table:table-cell>
          <table:table-cell office:value-type="float" office:value="3.28076453484" calcext:value-type="float">
            <text:p>3.2807645348</text:p>
          </table:table-cell>
          <table:table-cell office:value-type="float" office:value="-0.00157017983999985" calcext:value-type="float">
            <text:p>-0.0015701798</text:p>
          </table:table-cell>
          <table:table-cell office:value-type="float" office:value="0.0726974756" calcext:value-type="float">
            <text:p>0.0726974756</text:p>
          </table:table-cell>
          <table:table-cell office:value-type="float" office:value="-0.0728319255626" calcext:value-type="float">
            <text:p>-0.0728319256</text:p>
          </table:table-cell>
          <table:table-cell office:value-type="float" office:value="0.1455294011626" calcext:value-type="float">
            <text:p>0.1455294012</text:p>
          </table:table-cell>
          <table:table-cell office:value-type="float" office:value="0.0443313606" calcext:value-type="float">
            <text:p>0.0443313606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-0.0000607095050999956" calcext:value-type="float">
            <text:p>-6.07095050999956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3.639341116" calcext:value-type="float">
            <text:p>3.639341116</text:p>
          </table:table-cell>
          <table:table-cell office:value-type="float" office:value="3.64561162071" calcext:value-type="float">
            <text:p>3.6456116207</text:p>
          </table:table-cell>
          <table:table-cell office:value-type="float" office:value="-0.00627050470999979" calcext:value-type="float">
            <text:p>-0.0062705047</text:p>
          </table:table-cell>
          <table:table-cell office:value-type="float" office:value="0.0692435056" calcext:value-type="float">
            <text:p>0.0692435056</text:p>
          </table:table-cell>
          <table:table-cell office:value-type="float" office:value="-0.0693667608864" calcext:value-type="float">
            <text:p>-0.0693667609</text:p>
          </table:table-cell>
          <table:table-cell office:value-type="float" office:value="0.1386102664864" calcext:value-type="float">
            <text:p>0.1386102665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3.9995064735" calcext:value-type="float">
            <text:p>3.9995064735</text:p>
          </table:table-cell>
          <table:table-cell office:value-type="float" office:value="4.01046849602" calcext:value-type="float">
            <text:p>4.010468496</text:p>
          </table:table-cell>
          <table:table-cell office:value-type="float" office:value="-0.0109620225199998" calcext:value-type="float">
            <text:p>-0.0109620225</text:p>
          </table:table-cell>
          <table:table-cell office:value-type="float" office:value="0.0628292635" calcext:value-type="float">
            <text:p>0.0628292635</text:p>
          </table:table-cell>
          <table:table-cell office:value-type="float" office:value="-0.0635885417398" calcext:value-type="float">
            <text:p>-0.0635885417</text:p>
          </table:table-cell>
          <table:table-cell office:value-type="float" office:value="0.1264178052398" calcext:value-type="float">
            <text:p>0.1264178052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4.3596558571" calcext:value-type="float">
            <text:p>4.3596558571</text:p>
          </table:table-cell>
          <table:table-cell office:value-type="float" office:value="4.37532049412" calcext:value-type="float">
            <text:p>4.3753204941</text:p>
          </table:table-cell>
          <table:table-cell office:value-type="float" office:value="-0.0156646370200004" calcext:value-type="float">
            <text:p>-0.015664637</text:p>
          </table:table-cell>
          <table:table-cell office:value-type="float" office:value="0.0547879338" calcext:value-type="float">
            <text:p>0.0547879338</text:p>
          </table:table-cell>
          <table:table-cell office:value-type="float" office:value="-0.0554971285725" calcext:value-type="float">
            <text:p>-0.0554971286</text:p>
          </table:table-cell>
          <table:table-cell office:value-type="float" office:value="0.1102850623725" calcext:value-type="float">
            <text:p>0.1102850624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4.7397894859" calcext:value-type="float">
            <text:p>4.7397894859</text:p>
          </table:table-cell>
          <table:table-cell office:value-type="float" office:value="4.7401529473" calcext:value-type="float">
            <text:p>4.7401529473</text:p>
          </table:table-cell>
          <table:table-cell office:value-type="float" office:value="-0.000363461400000098" calcext:value-type="float">
            <text:p>-0.0003634614</text:p>
          </table:table-cell>
          <table:table-cell office:value-type="float" office:value="0.0446727835" calcext:value-type="float">
            <text:p>0.0446727835</text:p>
          </table:table-cell>
          <table:table-cell office:value-type="float" office:value="-0.0450924748396" calcext:value-type="float">
            <text:p>-0.0450924748</text:p>
          </table:table-cell>
          <table:table-cell office:value-type="float" office:value="0.0897652583396" calcext:value-type="float">
            <text:p>0.0897652583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5.099899292" calcext:value-type="float">
            <text:p>5.099899292</text:p>
          </table:table-cell>
          <table:table-cell office:value-type="float" office:value="5.10495118738" calcext:value-type="float">
            <text:p>5.1049511874</text:p>
          </table:table-cell>
          <table:table-cell office:value-type="float" office:value="-0.00505189538000028" calcext:value-type="float">
            <text:p>-0.0050518954</text:p>
          </table:table-cell>
          <table:table-cell office:value-type="float" office:value="0.0320440307" calcext:value-type="float">
            <text:p>0.0320440307</text:p>
          </table:table-cell>
          <table:table-cell office:value-type="float" office:value="-0.0323746270087" calcext:value-type="float">
            <text:p>-0.032374627</text:p>
          </table:table-cell>
          <table:table-cell office:value-type="float" office:value="0.0644186577087" calcext:value-type="float">
            <text:p>0.0644186577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5.4599728584" calcext:value-type="float">
            <text:p>5.4599728584</text:p>
          </table:table-cell>
          <table:table-cell office:value-type="float" office:value="5.46970054629" calcext:value-type="float">
            <text:p>5.4697005463</text:p>
          </table:table-cell>
          <table:table-cell office:value-type="float" office:value="-0.00972768789000078" calcext:value-type="float">
            <text:p>-0.0097276879</text:p>
          </table:table-cell>
          <table:table-cell office:value-type="float" office:value="0.0171530675" calcext:value-type="float">
            <text:p>0.0171530675</text:p>
          </table:table-cell>
          <table:table-cell office:value-type="float" office:value="-0.0173437245628" calcext:value-type="float">
            <text:p>-0.0173437246</text:p>
          </table:table-cell>
          <table:table-cell office:value-type="float" office:value="0.0344967920628" calcext:value-type="float">
            <text:p>0.0344967921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91" calcext:value-type="float">
            <text:p>291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719317832999991" calcext:value-type="float">
            <text:p>-0.719317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199996948" calcext:value-type="float">
            <text:p>5.8199996948</text:p>
          </table:table-cell>
          <table:table-cell office:value-type="float" office:value="5.83438635667" calcext:value-type="float">
            <text:p>5.8343863567</text:p>
          </table:table-cell>
          <table:table-cell office:value-type="float" office:value="-0.0143866618699997" calcext:value-type="float">
            <text:p>-0.01438666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9" calcext:value-type="float">
            <text:p>309</text:p>
          </table:table-cell>
          <table:table-cell office:value-type="float" office:value="309.951775198" calcext:value-type="float">
            <text:p>309.951775198</text:p>
          </table:table-cell>
          <table:table-cell office:value-type="float" office:value="-0.951775198000007" calcext:value-type="float">
            <text:p>-0.951775198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6.1799693108" calcext:value-type="float">
            <text:p>6.1799693108</text:p>
          </table:table-cell>
          <table:table-cell office:value-type="float" office:value="6.19899395246" calcext:value-type="float">
            <text:p>6.1989939525</text:p>
          </table:table-cell>
          <table:table-cell office:value-type="float" office:value="-0.0190246416600006" calcext:value-type="float">
            <text:p>-0.0190246417</text:p>
          </table:table-cell>
          <table:table-cell office:value-type="float" office:value="-0.0194150098" calcext:value-type="float">
            <text:p>-0.0194150098</text:p>
          </table:table-cell>
          <table:table-cell office:value-type="float" office:value="0.0196562211712" calcext:value-type="float">
            <text:p>0.0196562212</text:p>
          </table:table-cell>
          <table:table-cell office:value-type="float" office:value="-0.0390712309712" calcext:value-type="float">
            <text:p>-0.039071231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163" calcext:value-type="float">
            <text:p>163</text:p>
          </table:table-cell>
          <table:table-cell office:value-type="float" office:value="163.50931677" calcext:value-type="float">
            <text:p>163.50931677</text:p>
          </table:table-cell>
          <table:table-cell office:value-type="float" office:value="-0.509316769999998" calcext:value-type="float">
            <text:p>-0.50931677</text:p>
          </table:table-cell>
          <table:table-cell office:value-type="float" office:value="3.2786726952" calcext:value-type="float">
            <text:p>3.2786726952</text:p>
          </table:table-cell>
          <table:table-cell office:value-type="float" office:value="3.28006078612" calcext:value-type="float">
            <text:p>3.2800607861</text:p>
          </table:table-cell>
          <table:table-cell office:value-type="float" office:value="-0.00138809091999992" calcext:value-type="float">
            <text:p>-0.0013880909</text:p>
          </table:table-cell>
          <table:table-cell office:value-type="float" office:value="0.0932996944" calcext:value-type="float">
            <text:p>0.0932996944</text:p>
          </table:table-cell>
          <table:table-cell office:value-type="float" office:value="-0.093631004571" calcext:value-type="float">
            <text:p>-0.0936310046</text:p>
          </table:table-cell>
          <table:table-cell office:value-type="float" office:value="0.186930698971" calcext:value-type="float">
            <text:p>0.186930699</text:p>
          </table:table-cell>
          <table:table-cell office:value-type="float" office:value="0.0568977334" calcext:value-type="float">
            <text:p>0.0568977334</text:p>
          </table:table-cell>
          <table:table-cell office:value-type="float" office:value="0.0570755187065" calcext:value-type="float">
            <text:p>0.0570755187</text:p>
          </table:table-cell>
          <table:table-cell office:value-type="float" office:value="-0.000177785306500006" calcext:value-type="float">
            <text:p>-0.00017778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145" calcext:value-type="float">
            <text:p>145</text:p>
          </table:table-cell>
          <table:table-cell office:value-type="float" office:value="145.341614907" calcext:value-type="float">
            <text:p>145.341614907</text:p>
          </table:table-cell>
          <table:table-cell office:value-type="float" office:value="-0.341614907000007" calcext:value-type="float">
            <text:p>-0.341614907</text:p>
          </table:table-cell>
          <table:table-cell office:value-type="float" office:value="3.6388342381" calcext:value-type="float">
            <text:p>3.6388342381</text:p>
          </table:table-cell>
          <table:table-cell office:value-type="float" office:value="3.64492737928" calcext:value-type="float">
            <text:p>3.6449273793</text:p>
          </table:table-cell>
          <table:table-cell office:value-type="float" office:value="-0.00609314118000004" calcext:value-type="float">
            <text:p>-0.0060931412</text:p>
          </table:table-cell>
          <table:table-cell office:value-type="float" office:value="0.0921086371" calcext:value-type="float">
            <text:p>0.0921086371</text:p>
          </table:table-cell>
          <table:table-cell office:value-type="float" office:value="-0.0924803353924" calcext:value-type="float">
            <text:p>-0.0924803354</text:p>
          </table:table-cell>
          <table:table-cell office:value-type="float" office:value="0.1845889724924" calcext:value-type="float">
            <text:p>0.1845889725</text:p>
          </table:table-cell>
          <table:table-cell office:value-type="float" office:value="0.050614547" calcext:value-type="float">
            <text:p>0.050614547</text:p>
          </table:table-cell>
          <table:table-cell office:value-type="float" office:value="0.0507337944058" calcext:value-type="float">
            <text:p>0.0507337944</text:p>
          </table:table-cell>
          <table:table-cell office:value-type="float" office:value="-0.000119247405800001" calcext:value-type="float">
            <text:p>-0.00011924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127" calcext:value-type="float">
            <text:p>127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173913042999999" calcext:value-type="float">
            <text:p>-0.173913043</text:p>
          </table:table-cell>
          <table:table-cell office:value-type="float" office:value="3.999017477" calcext:value-type="float">
            <text:p>3.999017477</text:p>
          </table:table-cell>
          <table:table-cell office:value-type="float" office:value="4.00982332037" calcext:value-type="float">
            <text:p>4.0098233204</text:p>
          </table:table-cell>
          <table:table-cell office:value-type="float" office:value="-0.0108058433699996" calcext:value-type="float">
            <text:p>-0.0108058434</text:p>
          </table:table-cell>
          <table:table-cell office:value-type="float" office:value="0.0886554644" calcext:value-type="float">
            <text:p>0.0886554644</text:p>
          </table:table-cell>
          <table:table-cell office:value-type="float" office:value="-0.0890167979099" calcext:value-type="float">
            <text:p>-0.0890167979</text:p>
          </table:table-cell>
          <table:table-cell office:value-type="float" office:value="0.1776722623099" calcext:value-type="float">
            <text:p>0.1776722623</text:p>
          </table:table-cell>
          <table:table-cell office:value-type="float" office:value="0.0443313606" calcext:value-type="float">
            <text:p>0.0443313606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-0.0000607095050999956" calcext:value-type="float">
            <text:p>-6.07095050999956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4.359210968" calcext:value-type="float">
            <text:p>4.359210968</text:p>
          </table:table-cell>
          <table:table-cell office:value-type="float" office:value="4.37473394485" calcext:value-type="float">
            <text:p>4.3747339449</text:p>
          </table:table-cell>
          <table:table-cell office:value-type="float" office:value="-0.0155229768499998" calcext:value-type="float">
            <text:p>-0.0155229768</text:p>
          </table:table-cell>
          <table:table-cell office:value-type="float" office:value="0.0829400271" calcext:value-type="float">
            <text:p>0.0829400271</text:p>
          </table:table-cell>
          <table:table-cell office:value-type="float" office:value="-0.0832401130636" calcext:value-type="float">
            <text:p>-0.0832401131</text:p>
          </table:table-cell>
          <table:table-cell office:value-type="float" office:value="0.1661801401636" calcext:value-type="float">
            <text:p>0.1661801402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4.7394151688" calcext:value-type="float">
            <text:p>4.7394151688</text:p>
          </table:table-cell>
          <table:table-cell office:value-type="float" office:value="4.7396445862" calcext:value-type="float">
            <text:p>4.7396445862</text:p>
          </table:table-cell>
          <table:table-cell office:value-type="float" office:value="-0.000229417399999932" calcext:value-type="float">
            <text:p>-0.0002294174</text:p>
          </table:table-cell>
          <table:table-cell office:value-type="float" office:value="0.0744526759" calcext:value-type="float">
            <text:p>0.0744526759</text:p>
          </table:table-cell>
          <table:table-cell office:value-type="float" office:value="-0.0751500947834" calcext:value-type="float">
            <text:p>-0.0751500948</text:p>
          </table:table-cell>
          <table:table-cell office:value-type="float" office:value="0.1496027706834" calcext:value-type="float">
            <text:p>0.1496027707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5.0995974541" calcext:value-type="float">
            <text:p>5.0995974541</text:p>
          </table:table-cell>
          <table:table-cell office:value-type="float" office:value="5.10454057647" calcext:value-type="float">
            <text:p>5.1045405765</text:p>
          </table:table-cell>
          <table:table-cell office:value-type="float" office:value="-0.00494312236999939" calcext:value-type="float">
            <text:p>-0.0049431224</text:p>
          </table:table-cell>
          <table:table-cell office:value-type="float" office:value="0.0640868023" calcext:value-type="float">
            <text:p>0.0640868023</text:p>
          </table:table-cell>
          <table:table-cell office:value-type="float" office:value="-0.0647466500012" calcext:value-type="float">
            <text:p>-0.06474665</text:p>
          </table:table-cell>
          <table:table-cell office:value-type="float" office:value="0.1288334523012" calcext:value-type="float">
            <text:p>0.1288334523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5.459757328" calcext:value-type="float">
            <text:p>5.459757328</text:p>
          </table:table-cell>
          <table:table-cell office:value-type="float" office:value="5.46940724688" calcext:value-type="float">
            <text:p>5.4694072469</text:p>
          </table:table-cell>
          <table:table-cell office:value-type="float" office:value="-0.00964991888000011" calcext:value-type="float">
            <text:p>-0.0096499189</text:p>
          </table:table-cell>
          <table:table-cell office:value-type="float" office:value="0.0514585264" calcext:value-type="float">
            <text:p>0.0514585264</text:p>
          </table:table-cell>
          <table:table-cell office:value-type="float" office:value="-0.0520297786611" calcext:value-type="float">
            <text:p>-0.0520297787</text:p>
          </table:table-cell>
          <table:table-cell office:value-type="float" office:value="0.1034883050611" calcext:value-type="float">
            <text:p>0.1034883051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719317832999991" calcext:value-type="float">
            <text:p>-0.719317833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5.8198847771" calcext:value-type="float">
            <text:p>5.8198847771</text:p>
          </table:table-cell>
          <table:table-cell office:value-type="float" office:value="5.83422992843" calcext:value-type="float">
            <text:p>5.8342299284</text:p>
          </table:table-cell>
          <table:table-cell office:value-type="float" office:value="-0.0143451513299997" calcext:value-type="float">
            <text:p>-0.0143451513</text:p>
          </table:table-cell>
          <table:table-cell office:value-type="float" office:value="0.0365678929" calcext:value-type="float">
            <text:p>0.0365678929</text:p>
          </table:table-cell>
          <table:table-cell office:value-type="float" office:value="-0.0369995737242" calcext:value-type="float">
            <text:p>-0.0369995737</text:p>
          </table:table-cell>
          <table:table-cell office:value-type="float" office:value="0.0735674666242" calcext:value-type="float">
            <text:p>0.0735674666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309" calcext:value-type="float">
            <text:p>309</text:p>
          </table:table-cell>
          <table:table-cell office:value-type="float" office:value="309.951775198" calcext:value-type="float">
            <text:p>309.951775198</text:p>
          </table:table-cell>
          <table:table-cell office:value-type="float" office:value="-0.951775198000007" calcext:value-type="float">
            <text:p>-0.951775198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6.1799693108" calcext:value-type="float">
            <text:p>6.1799693108</text:p>
          </table:table-cell>
          <table:table-cell office:value-type="float" office:value="6.19899395246" calcext:value-type="float">
            <text:p>6.1989939525</text:p>
          </table:table-cell>
          <table:table-cell office:value-type="float" office:value="-0.0190246416600006" calcext:value-type="float">
            <text:p>-0.0190246417</text:p>
          </table:table-cell>
          <table:table-cell office:value-type="float" office:value="0.0194150098" calcext:value-type="float">
            <text:p>0.0194150098</text:p>
          </table:table-cell>
          <table:table-cell office:value-type="float" office:value="-0.0196562211712" calcext:value-type="float">
            <text:p>-0.0196562212</text:p>
          </table:table-cell>
          <table:table-cell office:value-type="float" office:value="0.0390712309712" calcext:value-type="float">
            <text:p>0.039071231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  <table:table-cell office:value-type="float" office:value="328.184232563" calcext:value-type="float">
            <text:p>328.184232563</text:p>
          </table:table-cell>
          <table:table-cell office:value-type="float" office:value="-0.184232563000023" calcext:value-type="float">
            <text:p>-0.18423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599999428" calcext:value-type="float">
            <text:p>6.5599999428</text:p>
          </table:table-cell>
          <table:table-cell office:value-type="float" office:value="6.56368465125" calcext:value-type="float">
            <text:p>6.5636846513</text:p>
          </table:table-cell>
          <table:table-cell office:value-type="float" office:value="-0.0036847084499998" calcext:value-type="float">
            <text:p>-0.00368470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1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AX</text:p>
          </table:table-cell>
          <table:table-cell table:style-name="ce1"/>
          <table:table-cell table:style-name="ce3" table:formula="of:=MAX([.E2:.E101])" office:value-type="float" office:value="0" calcext:value-type="float">
            <text:p>0.00</text:p>
          </table:table-cell>
          <table:table-cell table:number-columns-repeated="2"/>
          <table:table-cell table:style-name="ce3" table:formula="of:=MAX([.H2:.H101])" office:value-type="float" office:value="0.8385093168" calcext:value-type="float">
            <text:p>0.84</text:p>
          </table:table-cell>
          <table:table-cell table:number-columns-repeated="2"/>
          <table:table-cell table:style-name="ce3" table:formula="of:=MAX([.K2:.K101])" office:value-type="float" office:value="0" calcext:value-type="float">
            <text:p>0.00</text:p>
          </table:table-cell>
          <table:table-cell table:number-columns-repeated="2"/>
          <table:table-cell table:style-name="ce3" table:formula="of:=MAX([.N2:.N101])" office:value-type="float" office:value="0.186930698971" calcext:value-type="float">
            <text:p>0.19</text:p>
          </table:table-cell>
          <table:table-cell table:number-columns-repeated="2"/>
          <table:table-cell table:style-name="ce3" table:formula="of:=MAX([.Q2:.Q101])" office:value-type="float" office:value="0.000292697103599998" calcext:value-type="float">
            <text:p>0.0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IN</text:p>
          </table:table-cell>
          <table:table-cell table:style-name="ce1"/>
          <table:table-cell table:style-name="ce4" table:formula="of:=MIN([.E2:.E101])" office:value-type="float" office:value="-0.951775198000007" calcext:value-type="float">
            <text:p>-0.951775198</text:p>
          </table:table-cell>
          <table:table-cell table:number-columns-repeated="2"/>
          <table:table-cell table:style-name="ce4" table:formula="of:=MIN([.H2:.H101])" office:value-type="float" office:value="-0.8385093168" calcext:value-type="float">
            <text:p>-0.8385093168</text:p>
          </table:table-cell>
          <table:table-cell table:number-columns-repeated="2"/>
          <table:table-cell table:style-name="ce4" table:formula="of:=MIN([.K2:.K101])" office:value-type="float" office:value="-0.0190246416600006" calcext:value-type="float">
            <text:p>-0.0190246417</text:p>
          </table:table-cell>
          <table:table-cell table:number-columns-repeated="2"/>
          <table:table-cell table:style-name="ce4" table:formula="of:=MIN([.N2:.N101])" office:value-type="float" office:value="-0.186930698971" calcext:value-type="float">
            <text:p>-0.186930699</text:p>
          </table:table-cell>
          <table:table-cell table:number-columns-repeated="2"/>
          <table:table-cell table:style-name="ce4" table:formula="of:=MIN([.Q2:.Q101])" office:value-type="float" office:value="-0.000292697103599998" calcext:value-type="float">
            <text:p>-0.000292697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BS</text:p>
          </table:table-cell>
          <table:table-cell table:style-name="ce1"/>
          <table:table-cell table:style-name="ce4" table:formula="of:=MAX(ABS([.E117]); ABS([.E118]))" office:value-type="float" office:value="0.951775198000007" calcext:value-type="float">
            <text:p>0.951775198</text:p>
          </table:table-cell>
          <table:table-cell table:number-columns-repeated="2"/>
          <table:table-cell table:style-name="ce4" table:formula="of:=MAX(ABS([.H117]); ABS([.H118]))" office:value-type="float" office:value="0.8385093168" calcext:value-type="float">
            <text:p>0.8385093168</text:p>
          </table:table-cell>
          <table:table-cell table:number-columns-repeated="2"/>
          <table:table-cell table:style-name="ce4" table:formula="of:=MAX(ABS([.K117]); ABS([.K118]))" office:value-type="float" office:value="0.0190246416600006" calcext:value-type="float">
            <text:p>0.0190246417</text:p>
          </table:table-cell>
          <table:table-cell table:number-columns-repeated="2"/>
          <table:table-cell table:style-name="ce4" table:formula="of:=MAX(ABS([.N117]); ABS([.N118]))" office:value-type="float" office:value="0.186930698971" calcext:value-type="float">
            <text:p>0.186930699</text:p>
          </table:table-cell>
          <table:table-cell table:number-columns-repeated="2"/>
          <table:table-cell table:style-name="ce4" table:formula="of:=MAX(ABS([.Q117]); ABS([.Q118]))" office:value-type="float" office:value="0.000292697103599998" calcext:value-type="float">
            <text:p>0.0002926971</text:p>
          </table:table-cell>
        </table:table-row>
        <table:table-row table:style-name="ro1" table:number-rows-repeated="2">
          <table:table-cell table:style-name="ce1" table:number-columns-repeated="4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b per sec</text:p>
          </table:table-cell>
          <table:table-cell table:style-name="ce1" table:formula="of:=1000/20" office:value-type="float" office:value="50" calcext:value-type="float">
            <text:p>50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Error after x secs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$D$122]*[.$D$123]*[.E119]" office:value-type="float" office:value="475.887599000004" calcext:value-type="float">
            <text:p>475.887599</text:p>
          </table:table-cell>
          <table:table-cell table:number-columns-repeated="2"/>
          <table:table-cell table:style-name="ce4" table:formula="of:=[.$D$122]*[.$D$123]*[.H119]" office:value-type="float" office:value="419.2546584" calcext:value-type="float">
            <text:p>419.2546584</text:p>
          </table:table-cell>
          <table:table-cell table:number-columns-repeated="2"/>
          <table:table-cell table:style-name="ce4" table:formula="of:=[.$D$122]*[.$D$123]*[.K119]" office:value-type="float" office:value="9.51232083000031" calcext:value-type="float">
            <text:p>9.51232083</text:p>
          </table:table-cell>
          <table:table-cell table:number-columns-repeated="2"/>
          <table:table-cell table:style-name="ce4" table:formula="of:=[.$D$122]*[.$D$123]*[.N119]" office:value-type="float" office:value="93.4653494855" calcext:value-type="float">
            <text:p>93.4653494855</text:p>
          </table:table-cell>
          <table:table-cell table:number-columns-repeated="2"/>
          <table:table-cell table:style-name="ce4" table:formula="of:=[.$D$122]*[.$D$123]*[.Q119]" office:value-type="float" office:value="0.146348551799999" calcext:value-type="float">
            <text:p>0.1463485518</text:p>
          </table:table-cell>
        </table:table-row>
        <table:table-row table:style-name="ro1" table:number-rows-repeated="10484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29:50.504709307</dc:date>
    <meta:editing-duration>PT1M16S</meta:editing-duration>
    <meta:editing-cycles>1</meta:editing-cycles>
    <meta:generator>LibreOffice/5.1.6.2$Linux_X86_64 LibreOffice_project/10m0$Build-2</meta:generator>
    <meta:document-statistic meta:table-count="1" meta:cell-count="1744" meta:object-count="0"/>
  </office:meta>
</office:document-meta>
</file>